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You are given coins of different denominations and a total amount of money amount. Write a function to compute the fewest number of coins that you need to make up that amount. If that amount of money cannot be made up by any combination of the coins, return -1.</text:p>
      <text:p text:style-name="Text_20_body">You may assume that you have an infinite number of each kind of coin.</text:p>
      <text:p text:style-name="Text_20_body"><text:span text:style-name="Strong_20_Emphasis">Input Format</text:span></text:p>
      <text:p text:style-name="Text_20_body"><text:span text:style-name="Emphasis">Example 1</text:span> Input: coins = [1,2,5], amount = 11 Output: 3 Explanation: 11 = 5 + 5 + 1</text:p>
      <text:p text:style-name="Text_20_body"><text:span text:style-name="Emphasis">Example 2</text:span> Input: coins = [2], amount = 3 Output: -1</text:p>
      <text:p text:style-name="Text_20_body"><text:span text:style-name="Emphasis">Example 3</text:span> Input: coins = [1], amount = 0 Output: 0</text:p>
      <text:p text:style-name="Text_20_body"><text:span text:style-name="Emphasis">Example 4</text:span> Input: coins = [1], amount = 1 Output: 1</text:p>
      <text:p text:style-name="Text_20_body"><text:span text:style-name="Emphasis">Example 5</text:span> Input: coins = [1], amount = 2 Output: 2</text:p>
      <text:p text:style-name="Standard"/>
      <text:p text:style-name="Standard">// noprotect</text:p>
      <text:p text:style-name="Standard"/>
      <text:p text:style-name="Standard">let coins = [2];</text:p>
      <text:p text:style-name="Standard">let amount = 3;</text:p>
      <text:p text:style-name="Standard"/>
      <text:p text:style-name="Standard"/>
      <text:p text:style-name="Standard">function count(coins, amount) {</text:p>
      <text:p text:style-name="Standard"><text:s text:c="2"/>if (!amount) {</text:p>
      <text:p text:style-name="Standard"><text:s text:c="4"/>return 0;</text:p>
      <text:p text:style-name="Standard"><text:s text:c="2"/>}</text:p>
      <text:p text:style-name="Standard"><text:s text:c="2"/>coins = coins.sort( (a, b) =&gt; a - b );</text:p>
      <text:p text:style-name="Standard"><text:s text:c="2"/>let needCoins = 0;</text:p>
      <text:p text:style-name="Standard"><text:s text:c="2"/>let totalCoins = 0;</text:p>
      <text:p text:style-name="Standard"><text:s text:c="2"/></text:p>
      <text:p text:style-name="Standard"><text:s text:c="2"/>for (let i = coins.length - 1; i &gt;= 0; i--) {</text:p>
      <text:p text:style-name="Standard"><text:s text:c="4"/>if (Math.floor((amount / coins[i])) !== 0 ) {</text:p>
      <text:p text:style-name="Standard"><text:s text:c="6"/>needCoins = Math.floor(amount / coins[i]);</text:p>
      <text:p text:style-name="Standard"><text:s text:c="6"/>amount = amount <text:s/>- (coins[i]*needCoins);</text:p>
      <text:p text:style-name="Standard"><text:s text:c="6"/>totalCoins = totalCoins + needCoins;</text:p>
      <text:p text:style-name="Standard"><text:s text:c="4"/>} else {</text:p>
      <text:p text:style-name="Standard"><text:s text:c="6"/>if (i == 0){</text:p>
      <text:p text:style-name="Standard"><text:s text:c="8"/>return -1;</text:p>
      <text:p text:style-name="Standard"><text:s text:c="6"/>}</text:p>
      <text:p text:style-name="Standard"><text:s text:c="4"/>}</text:p>
      <text:p text:style-name="Standard"><text:s text:c="2"/>} </text:p>
      <text:p text:style-name="Standard"><text:s text:c="2"/>if (amount) {</text:p>
      <text:p text:style-name="Standard"><text:s text:c="4"/>return -1;</text:p>
      <text:p text:style-name="Standard"><text:s text:c="2"/>}</text:p>
      <text:p text:style-name="Standard"><text:s text:c="2"/>return totalCoins;</text:p>
      <text:p text:style-name="Standard">}</text:p>
      <text:p text:style-name="Standard"/>
      <text:p text:style-name="Standard">console.log(count(coins, am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3T12:25:54.739285877</meta:creation-date>
    <dc:date>2021-01-07T16:10:27.823538506</dc:date>
    <meta:editing-duration>PT22H55M57S</meta:editing-duration>
    <meta:editing-cycles>6</meta:editing-cycles>
    <meta:generator>LibreOffice/6.0.7.3$Linux_X86_64 LibreOffice_project/00m0$Build-3</meta:generator>
    <meta:document-statistic meta:table-count="0" meta:image-count="0" meta:object-count="0" meta:page-count="1" meta:paragraph-count="36" meta:word-count="225" meta:character-count="1198" meta:non-whitespace-character-count="927"/>
  </office:meta>
</office:document-meta>
</file>